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Odstavecseseznamem" style:family="paragraph"/>
    <style:style style:name="T3" style:parent-style-name="Standardnípísmoodstavce" style:family="text">
      <style:text-properties fo:font-weight="bold" style:font-weight-asian="bold"/>
    </style:style>
    <style:style style:name="P4" style:parent-style-name="Odstavecseseznamem" style:family="paragraph"/>
    <style:style style:name="T5" style:parent-style-name="Standardnípísmoodstavce" style:family="text">
      <style:text-properties fo:font-weight="bold" style:font-weight-asian="bold"/>
    </style:style>
    <style:style style:name="P6" style:parent-style-name="Odstavecseseznamem" style:family="paragraph"/>
    <style:style style:name="T7" style:parent-style-name="Standardnípísmoodstavce" style:family="text">
      <style:text-properties fo:font-weight="bold" style:font-weight-asian="bold"/>
    </style:style>
    <style:style style:name="P8" style:parent-style-name="Odstavecseseznamem" style:family="paragraph"/>
    <style:style style:name="P9" style:parent-style-name="Odstavecseseznamem" style:family="paragraph"/>
    <style:style style:name="P10" style:parent-style-name="Odstavecseseznamem" style:family="paragraph"/>
    <style:style style:name="T11" style:parent-style-name="Standardnípísmoodstavce" style:family="text">
      <style:text-properties fo:font-weight="bold" style:font-weight-asian="bold"/>
    </style:style>
    <style:style style:name="T12" style:parent-style-name="Standardnípísmoodstavce" style:family="text">
      <style:text-properties fo:font-weight="bold" style:font-weight-asian="bold"/>
    </style:style>
    <style:style style:name="P13" style:parent-style-name="Odstavecseseznamem" style:family="paragraph"/>
    <style:style style:name="T14" style:parent-style-name="Standardnípísmoodstavce" style:family="text">
      <style:text-properties fo:font-weight="bold" style:font-weight-asian="bold"/>
    </style:style>
    <style:style style:name="P15" style:parent-style-name="Odstavecseseznamem" style:family="paragraph"/>
    <style:style style:name="T16" style:parent-style-name="Standardnípísmoodstavce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7" style:parent-style-name="Odstavecseseznamem" style:family="paragraph"/>
    <style:style style:name="T18" style:parent-style-name="Standardnípísmoodstavce" style:family="text">
      <style:text-properties fo:font-weight="bold" style:font-weight-asian="bold"/>
    </style:style>
    <style:style style:name="P19" style:parent-style-name="Odstavecseseznamem" style:family="paragraph"/>
    <style:style style:name="P20" style:parent-style-name="Odstavecseseznamem" style:family="paragraph"/>
    <style:style style:name="P21" style:parent-style-name="Odstavecseseznamem" style:family="paragraph"/>
    <style:style style:name="P22" style:parent-style-name="Odstavecseseznamem" style:family="paragraph"/>
    <style:style style:name="P23" style:parent-style-name="Odstavecseseznamem" style:family="paragraph">
      <style:paragraph-properties fo:margin-bottom="0in" fo:line-height="105%"/>
      <style:text-properties style:text-underline-type="single" style:text-underline-style="solid" style:text-underline-width="auto" style:text-underline-mode="continuous"/>
    </style:style>
    <style:style style:name="P24" style:parent-style-name="Odstavecseseznamem" style:family="paragraph">
      <style:paragraph-properties fo:margin-bottom="0in" fo:margin-left="1.475in">
        <style:tab-stops/>
      </style:paragraph-properties>
    </style:style>
    <style:style style:name="T25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P26" style:parent-style-name="Odstavecseseznamem" style:family="paragraph">
      <style:paragraph-properties fo:margin-bottom="0in" fo:margin-left="1.475in">
        <style:tab-stops/>
      </style:paragraph-properties>
    </style:style>
    <style:style style:name="T27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P28" style:parent-style-name="Odstavecseseznamem" style:family="paragraph">
      <style:paragraph-properties fo:margin-bottom="0in" fo:line-height="105%"/>
    </style:style>
    <style:style style:name="T29" style:parent-style-name="Standardnípísmoodstavce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0" style:parent-style-name="Standardnípísmoodstavce" style:family="text">
      <style:text-properties fo:font-weight="bold" style:font-weight-asian="bold"/>
    </style:style>
    <style:style style:name="P31" style:parent-style-name="Odstavecseseznamem" style:family="paragraph">
      <style:paragraph-properties fo:margin-bottom="0in" fo:line-height="105%"/>
    </style:style>
    <style:style style:name="P32" style:parent-style-name="Odstavecseseznamem" style:family="paragraph">
      <style:paragraph-properties fo:margin-bottom="0in" fo:line-height="105%"/>
    </style:style>
    <style:style style:name="P33" style:parent-style-name="Odstavecseseznamem" style:family="paragraph">
      <style:paragraph-properties fo:margin-bottom="0in" fo:line-height="105%"/>
    </style:style>
    <style:style style:name="P34" style:parent-style-name="Odstavecseseznamem" style:family="paragraph">
      <style:paragraph-properties fo:margin-bottom="0in" fo:line-height="105%"/>
    </style:style>
    <style:style style:name="T35" style:parent-style-name="Standardnípísmoodstavce" style:family="text">
      <style:text-properties fo:font-weight="bold" style:font-weight-asian="bold"/>
    </style:style>
    <style:style style:name="P36" style:parent-style-name="Odstavecseseznamem" style:family="paragraph">
      <style:paragraph-properties fo:margin-bottom="0in" fo:line-height="105%"/>
    </style:style>
    <style:style style:name="T37" style:parent-style-name="Standardnípísmoodstavce" style:family="text">
      <style:text-properties fo:font-weight="bold" style:font-weight-asian="bold"/>
    </style:style>
    <style:style style:name="T38" style:parent-style-name="Standardnípísmoodstavce" style:family="text">
      <style:text-properties fo:font-weight="bold" style:font-weight-asian="bold"/>
    </style:style>
    <style:style style:name="P39" style:parent-style-name="Odstavecseseznamem" style:family="paragraph">
      <style:paragraph-properties fo:margin-bottom="0in" fo:line-height="105%"/>
    </style:style>
    <style:style style:name="T40" style:parent-style-name="Standardnípísmoodstavce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1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P42" style:parent-style-name="Odstavecseseznamem" style:family="paragraph">
      <style:paragraph-properties fo:margin-bottom="0in" fo:line-height="105%"/>
    </style:style>
    <style:style style:name="P43" style:parent-style-name="Odstavecseseznamem" style:family="paragraph">
      <style:paragraph-properties fo:margin-bottom="0in" fo:line-height="105%"/>
    </style:style>
    <style:style style:name="T44" style:parent-style-name="Standardnípísmoodstavce" style:family="text">
      <style:text-properties fo:font-weight="bold" style:font-weight-asian="bold"/>
    </style:style>
    <style:style style:name="P45" style:parent-style-name="Odstavecseseznamem" style:family="paragraph">
      <style:paragraph-properties fo:margin-bottom="0in" fo:line-height="105%"/>
    </style:style>
    <style:style style:name="T46" style:parent-style-name="Standardnípísmoodstavce" style:family="text">
      <style:text-properties fo:font-weight="bold" style:font-weight-asian="bold"/>
    </style:style>
    <style:style style:name="P47" style:parent-style-name="Odstavecseseznamem" style:family="paragraph">
      <style:paragraph-properties fo:margin-bottom="0in" fo:line-height="105%"/>
    </style:style>
    <style:style style:name="T48" style:parent-style-name="Standardnípísmoodstavce" style:family="text">
      <style:text-properties fo:font-weight="bold" style:font-weight-asian="bold"/>
    </style:style>
    <style:style style:name="P49" style:parent-style-name="Odstavecseseznamem" style:family="paragraph">
      <style:paragraph-properties fo:margin-bottom="0in" fo:line-height="105%"/>
    </style:style>
    <style:style style:name="T50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T51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P52" style:parent-style-name="Odstavecseseznamem" style:family="paragraph">
      <style:paragraph-properties fo:margin-bottom="0in" fo:line-height="105%"/>
    </style:style>
    <style:style style:name="T53" style:parent-style-name="Standardnípísmoodstavce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4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T55" style:parent-style-name="Standardnípísmoodstavce" style:family="text">
      <style:text-properties fo:font-weight="bold" style:font-weight-asian="bold"/>
    </style:style>
    <style:style style:name="P56" style:parent-style-name="Odstavecseseznamem" style:family="paragraph">
      <style:paragraph-properties fo:margin-bottom="0in" fo:line-height="105%"/>
    </style:style>
    <style:style style:name="T57" style:parent-style-name="Standardnípísmoodstavce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8" style:parent-style-name="Standardnípísmoodstavce" style:family="text">
      <style:text-properties fo:font-weight="bold" style:font-weight-asian="bold"/>
    </style:style>
    <style:style style:name="P59" style:parent-style-name="Odstavecseseznamem" style:family="paragraph">
      <style:paragraph-properties fo:margin-bottom="0in" fo:line-height="105%"/>
    </style:style>
    <style:style style:name="T60" style:parent-style-name="Standardnípísmoodstavce" style:family="text">
      <style:text-properties fo:font-weight="bold" style:font-weight-asian="bold"/>
    </style:style>
    <style:style style:name="T61" style:parent-style-name="Standardnípísmoodstavce" style:family="text">
      <style:text-properties fo:font-weight="bold" style:font-weight-asian="bold"/>
    </style:style>
    <style:style style:name="P62" style:parent-style-name="Odstavecseseznamem" style:family="paragraph">
      <style:paragraph-properties fo:margin-bottom="0in" fo:line-height="105%"/>
    </style:style>
    <style:style style:name="P63" style:parent-style-name="Nadpis2" style:family="paragraph">
      <style:text-properties fo:font-weight="bold" style:font-weight-asian="bold"/>
    </style:style>
    <style:style style:name="P64" style:parent-style-name="Odstavecseseznamem" style:family="paragraph"/>
    <style:style style:name="P65" style:parent-style-name="Odstavecseseznamem" style:family="paragraph"/>
    <style:style style:name="P66" style:parent-style-name="Odstavecseseznamem" style:family="paragraph"/>
    <style:style style:name="T67" style:parent-style-name="Standardnípísmoodstavce" style:family="text">
      <style:text-properties fo:font-weight="bold" style:font-weight-asian="bold"/>
    </style:style>
    <style:style style:name="P68" style:parent-style-name="Odstavecseseznamem" style:family="paragraph"/>
    <style:style style:name="T69" style:parent-style-name="Standardnípísmoodstavce" style:family="text">
      <style:text-properties fo:font-weight="bold" style:font-weight-asian="bold"/>
    </style:style>
    <style:style style:name="P70" style:parent-style-name="Odstavecseseznamem" style:family="paragraph"/>
    <style:style style:name="P71" style:parent-style-name="Odstavecseseznamem" style:family="paragraph"/>
    <style:style style:name="P72" style:parent-style-name="Odstavecseseznamem" style:family="paragraph"/>
    <style:style style:name="P73" style:parent-style-name="Odstavecseseznamem" style:family="paragraph"/>
    <style:style style:name="T74" style:parent-style-name="Standardnípísmoodstavce" style:family="text">
      <style:text-properties fo:font-weight="bold" style:font-weight-asian="bold"/>
    </style:style>
    <style:style style:name="P75" style:parent-style-name="Odstavecseseznamem" style:family="paragraph"/>
    <style:style style:name="P76" style:parent-style-name="Odstavecseseznamem" style:family="paragraph"/>
    <style:style style:name="T77" style:parent-style-name="Standardnípísmoodstavce" style:family="text">
      <style:text-properties fo:font-weight="bold" style:font-weight-asian="bold"/>
    </style:style>
    <style:style style:name="P78" style:parent-style-name="Odstavecseseznamem" style:family="paragraph"/>
    <style:style style:name="P79" style:parent-style-name="Odstavecseseznamem" style:family="paragraph"/>
    <style:style style:name="T80" style:parent-style-name="Standardnípísmoodstavce" style:family="text">
      <style:text-properties fo:font-weight="bold" style:font-weight-asian="bold"/>
    </style:style>
    <style:style style:name="P81" style:parent-style-name="Odstavecseseznamem" style:family="paragraph"/>
    <style:style style:name="P82" style:parent-style-name="Odstavecseseznamem" style:family="paragraph"/>
    <style:style style:name="T83" style:parent-style-name="Standardnípísmoodstavce" style:family="text">
      <style:text-properties fo:font-style="italic" style:font-style-asian="italic"/>
    </style:style>
    <style:style style:name="T84" style:parent-style-name="Standardnípísmoodstavce" style:family="text">
      <style:text-properties fo:font-style="italic" style:font-style-asian="italic"/>
    </style:style>
    <style:style style:name="P85" style:parent-style-name="Odstavecseseznamem" style:family="paragraph"/>
    <style:style style:name="P86" style:parent-style-name="Odstavecseseznamem" style:family="paragraph"/>
    <style:style style:name="T87" style:parent-style-name="Standardnípísmoodstavce" style:family="text">
      <style:text-properties fo:font-weight="bold" style:font-weight-asian="bold"/>
    </style:style>
    <style:style style:name="P88" style:parent-style-name="Odstavecseseznamem" style:family="paragraph"/>
    <style:style style:name="P89" style:parent-style-name="Odstavecseseznamem" style:family="paragraph"/>
    <style:style style:name="P90" style:parent-style-name="Odstavecseseznamem" style:family="paragraph"/>
    <style:style style:name="P91" style:parent-style-name="Odstavecseseznamem" style:family="paragraph"/>
    <style:style style:name="T92" style:parent-style-name="Standardnípísmoodstavce" style:family="text">
      <style:text-properties fo:font-weight="bold" style:font-weight-asian="bold"/>
    </style:style>
    <style:style style:name="P93" style:parent-style-name="Odstavecseseznamem" style:family="paragraph"/>
    <style:style style:name="P94" style:parent-style-name="Odstavecseseznamem" style:family="paragraph"/>
    <style:style style:name="P95" style:parent-style-name="Odstavecseseznamem" style:family="paragraph"/>
    <style:style style:name="P96" style:parent-style-name="Odstavecseseznamem" style:family="paragraph"/>
    <style:style style:name="P97" style:parent-style-name="Nadpis2" style:family="paragraph">
      <style:text-properties fo:font-weight="bold" style:font-weight-asian="bold"/>
    </style:style>
    <style:style style:name="P98" style:parent-style-name="Normální" style:family="paragraph">
      <style:paragraph-properties style:vertical-align="auto" fo:line-height="107%"/>
      <style:text-properties fo:hyphenate="true"/>
    </style:style>
    <style:style style:name="T99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P100" style:parent-style-name="Normální" style:family="paragraph">
      <style:paragraph-properties style:vertical-align="auto" fo:line-height="107%"/>
      <style:text-properties fo:hyphenate="true"/>
    </style:style>
    <style:style style:name="T101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T102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T103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P104" style:parent-style-name="Normální" style:family="paragraph">
      <style:paragraph-properties style:vertical-align="auto" fo:line-height="107%"/>
      <style:text-properties fo:hyphenate="true"/>
    </style:style>
    <style:style style:name="T105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T106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T107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P108" style:parent-style-name="Normální" style:family="paragraph">
      <style:paragraph-properties style:vertical-align="auto" fo:line-height="107%"/>
      <style:text-properties fo:hyphenate="true"/>
    </style:style>
    <style:style style:name="T109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T110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T111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P112" style:parent-style-name="Normální" style:family="paragraph">
      <style:paragraph-properties style:vertical-align="auto" fo:line-height="107%"/>
      <style:text-properties fo:hyphenate="true"/>
    </style:style>
    <style:style style:name="T113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T114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T115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P116" style:parent-style-name="Normální" style:family="paragraph">
      <style:paragraph-properties style:vertical-align="auto" fo:line-height="107%"/>
      <style:text-properties fo:hyphenate="true"/>
    </style:style>
    <style:style style:name="T117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T118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T119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T120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T121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T122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P123" style:parent-style-name="Normální" style:family="paragraph">
      <style:paragraph-properties style:vertical-align="auto" fo:line-height="107%"/>
      <style:text-properties fo:hyphenate="true"/>
    </style:style>
    <style:style style:name="T124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T125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T126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P127" style:parent-style-name="Normální" style:family="paragraph">
      <style:paragraph-properties style:vertical-align="auto" fo:line-height="107%"/>
      <style:text-properties fo:hyphenate="true"/>
    </style:style>
    <style:style style:name="T128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T129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P130" style:parent-style-name="Nadpis3" style:family="paragraph">
      <style:text-properties style:font-name-asian="Times New Roman"/>
    </style:style>
    <style:style style:name="P131" style:parent-style-name="Normální" style:family="paragraph">
      <style:paragraph-properties style:vertical-align="auto" fo:line-height="107%"/>
      <style:text-properties fo:hyphenate="true"/>
    </style:style>
    <style:style style:name="T132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P133" style:parent-style-name="Normální" style:family="paragraph">
      <style:paragraph-properties style:vertical-align="auto" fo:line-height="107%"/>
      <style:text-properties fo:hyphenate="true"/>
    </style:style>
    <style:style style:name="T134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P135" style:parent-style-name="Normální" style:family="paragraph">
      <style:paragraph-properties style:vertical-align="auto" fo:line-height="107%"/>
      <style:text-properties fo:hyphenate="true"/>
    </style:style>
    <style:style style:name="T136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P137" style:parent-style-name="Normální" style:family="paragraph">
      <style:paragraph-properties style:vertical-align="auto" fo:line-height="107%"/>
      <style:text-properties fo:hyphenate="true"/>
    </style:style>
    <style:style style:name="T138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P139" style:parent-style-name="Normální" style:family="paragraph">
      <style:paragraph-properties style:vertical-align="auto" fo:line-height="107%"/>
      <style:text-properties fo:hyphenate="true"/>
    </style:style>
    <style:style style:name="T140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P141" style:parent-style-name="Normální" style:family="paragraph">
      <style:paragraph-properties style:vertical-align="auto" fo:line-height="107%"/>
      <style:text-properties fo:hyphenate="true"/>
    </style:style>
    <style:style style:name="T142" style:parent-style-name="Standardnípísmoodstavce" style:family="text">
      <style:text-properties style:font-name="Calibri" style:font-name-asian="Times New Roman" style:font-name-complex="Calibri" fo:background-color="#FFFFFF"/>
    </style:style>
    <style:style style:name="P143" style:parent-style-name="Nadpis3" style:family="paragraph">
      <style:text-properties style:font-name-asian="Times New Roman"/>
    </style:style>
    <style:style style:name="P144" style:parent-style-name="Odstavecseseznamem" style:family="paragraph">
      <style:paragraph-properties style:vertical-align="auto" fo:margin-bottom="0in" fo:line-height="107%"/>
      <style:text-properties fo:hyphenate="true"/>
    </style:style>
    <style:style style:name="T145" style:parent-style-name="Standardnípísmoodstavce" style:family="text">
      <style:text-properties style:font-name="Calibri" style:font-name-asian="Times New Roman" style:font-name-complex="Calibri"/>
    </style:style>
    <style:style style:name="T146" style:parent-style-name="Standardnípísmoodstavce" style:family="text">
      <style:text-properties style:font-name="Calibri" style:font-name-asian="Times New Roman" style:font-name-complex="Calibri" fo:color="#000000" style:language-asian="cs" style:country-asian="CZ"/>
    </style:style>
    <style:style style:name="T147" style:parent-style-name="Standardnípísmoodstavce" style:family="text">
      <style:text-properties style:font-name="Calibri" style:font-name-asian="Times New Roman" style:font-name-complex="Calibri" fo:color="#000000" style:language-asian="cs" style:country-asian="CZ"/>
    </style:style>
    <style:style style:name="P148" style:parent-style-name="Odstavecseseznamem" style:family="paragraph">
      <style:paragraph-properties style:vertical-align="auto" fo:margin-bottom="0in" fo:line-height="107%"/>
      <style:text-properties fo:hyphenate="true"/>
    </style:style>
    <style:style style:name="T149" style:parent-style-name="Standardnípísmoodstavce" style:family="text">
      <style:text-properties style:font-name="Calibri" style:font-name-asian="Times New Roman" style:font-name-complex="Calibri" fo:color="#000000" style:language-asian="cs" style:country-asian="CZ"/>
    </style:style>
    <style:style style:name="T150" style:parent-style-name="Standardnípísmoodstavce" style:family="text">
      <style:text-properties style:font-name="Calibri" style:font-name-asian="Times New Roman" style:font-name-complex="Calibri" fo:color="#000000" style:language-asian="cs" style:country-asian="CZ"/>
    </style:style>
    <style:style style:name="P151" style:parent-style-name="Odstavecseseznamem" style:family="paragraph">
      <style:paragraph-properties style:vertical-align="auto" fo:margin-bottom="0in" fo:line-height="107%"/>
      <style:text-properties fo:hyphenate="true"/>
    </style:style>
    <style:style style:name="T152" style:parent-style-name="Standardnípísmoodstavce" style:family="text">
      <style:text-properties style:font-name="Calibri" style:font-name-asian="Times New Roman" style:font-name-complex="Calibri" fo:color="#000000" style:language-asian="cs" style:country-asian="CZ"/>
    </style:style>
    <style:style style:name="T153" style:parent-style-name="Standardnípísmoodstavce" style:family="text">
      <style:text-properties style:font-name="Calibri" style:font-name-asian="Times New Roman" style:font-name-complex="Calibri" fo:color="#000000" style:language-asian="cs" style:country-asian="CZ"/>
    </style:style>
    <style:style style:name="T154" style:parent-style-name="Standardnípísmoodstavce" style:family="text">
      <style:text-properties style:font-name="Calibri" style:font-name-asian="Times New Roman" style:font-name-complex="Calibri" fo:color="#000000" style:language-asian="cs" style:country-asian="CZ"/>
    </style:style>
    <style:style style:name="P155" style:parent-style-name="Odstavecseseznamem" style:family="paragraph">
      <style:paragraph-properties style:vertical-align="auto" fo:margin-bottom="0in" fo:line-height="107%"/>
      <style:text-properties fo:hyphenate="true"/>
    </style:style>
    <style:style style:name="T156" style:parent-style-name="Standardnípísmoodstavce" style:family="text">
      <style:text-properties style:font-name="Calibri" style:font-name-asian="Times New Roman" style:font-name-complex="Calibri" fo:color="#000000" style:language-asian="cs" style:country-asian="CZ"/>
    </style:style>
    <style:style style:name="T157" style:parent-style-name="Standardnípísmoodstavce" style:family="text">
      <style:text-properties style:font-name="Calibri" style:font-name-asian="Times New Roman" style:font-name-complex="Calibri" fo:color="#000000" style:language-asian="cs" style:country-asian="CZ"/>
    </style:style>
    <style:style style:name="P158" style:parent-style-name="Odstavecseseznamem" style:family="paragraph">
      <style:paragraph-properties style:vertical-align="auto" fo:margin-bottom="0in" fo:line-height="107%"/>
      <style:text-properties fo:hyphenate="true"/>
    </style:style>
    <style:style style:name="T159" style:parent-style-name="Standardnípísmoodstavce" style:family="text">
      <style:text-properties style:font-name="Calibri" style:font-name-asian="Times New Roman" style:font-name-complex="Calibri" fo:color="#000000" style:language-asian="cs" style:country-asian="CZ"/>
    </style:style>
    <style:style style:name="T160" style:parent-style-name="Standardnípísmoodstavce" style:family="text">
      <style:text-properties style:font-name="Calibri" style:font-name-asian="Times New Roman" style:font-name-complex="Calibri" fo:color="#000000" style:language-asian="cs" style:country-asian="CZ"/>
    </style:style>
    <style:style style:name="P161" style:parent-style-name="Odstavecseseznamem" style:family="paragraph">
      <style:paragraph-properties style:vertical-align="auto" fo:margin-bottom="0in" fo:line-height="107%"/>
      <style:text-properties fo:hyphenate="true"/>
    </style:style>
    <style:style style:name="T162" style:parent-style-name="Standardnípísmoodstavce" style:family="text">
      <style:text-properties style:font-name="Calibri" style:font-name-asian="Times New Roman" style:font-name-complex="Calibri" fo:color="#000000" style:language-asian="cs" style:country-asian="CZ"/>
    </style:style>
    <style:style style:name="P163" style:parent-style-name="Odstavecseseznamem" style:family="paragraph">
      <style:paragraph-properties style:vertical-align="auto" fo:margin-top="0.1666in" fo:margin-bottom="0in" fo:line-height="100%"/>
      <style:text-properties style:font-name="Calibri" style:font-name-asian="Times New Roman" style:font-name-complex="Calibri" fo:color="#000000" style:language-asian="cs" style:country-asian="CZ" fo:hyphenate="true"/>
    </style:style>
  </office:automatic-styles>
  <office:body>
    <office:text text:use-soft-page-breaks="true">
      <text:h text:style-name="P1" text:outline-level="1">11. Generace májová: Neruda (Hřbitovní kvítí) a Hálek (Večerní písně)</text:h>
      <text:h text:style-name="Nadpis2" text:outline-level="2">Historicko-společenská kontext:</text:h>
      <text:list text:style-name="LFO1" text:continue-numbering="true">
        <text:list-item>
          <text:p text:style-name="P2">Po násilném potlačení revolučního hnutí r. 1848 byl v RU znovu nastolen<text:s/>absolutismus. Tzn.<text:s/><text:span text:style-name="T3">utlumení veřejného života a českých národních snah</text:span>.</text:p>
        </text:list-item>
        <text:list-item>
          <text:p text:style-name="P4">Na trůně František Josef I. -&gt; velkou moc svěřil ministru vnitra<text:s/><text:span text:style-name="T5">Alexandru Bachovi</text:span><text:s/>= přísná cenzura, žádná svoboda projevu, omezeno vydávání knih, omezení divadelních představení, germanizace.</text:p>
        </text:list-item>
        <text:list-item>
          <text:p text:style-name="P6">Což však nezamezilo vývoji a posílení sociálního vědomí prostého lidu. Tyto okolnosti a porážka v sev. Itálii vedla k <text:span text:style-name="T7">pádu absolutismu</text:span>.</text:p>
        </text:list-item>
        <text:list-item>
          <text:p text:style-name="P8">1860 říjnovým diplomem přislíbil císař obnovu občanských práv.</text:p>
        </text:list-item>
        <text:list-item>
          <text:p text:style-name="P9">Vzniká křídlo staročechů (konzervativní, např. Palacký, Rieger) a mladočechů (liberální, demokratičtí, Sladkovský, bratři Grégrovi).</text:p>
        </text:list-item>
        <text:list-item>
          <text:p text:style-name="P10">Vzniká<text:s/><text:span text:style-name="T11">mnoho novin</text:span>: Národní listy, deník Čas, Lumír atd. a také<text:s/><text:span text:style-name="T12">spolků</text:span>: Hlahol, Sokol, Svatobor.</text:p>
        </text:list-item>
        <text:list-item>
          <text:p text:style-name="P13">Narychlo zbudované Prozatímní divadlo zahájilo provoz 1862 a v květnu 1868<text:s/>byl položen základní kámen k pražskému<text:s/><text:span text:style-name="T14">Národnímu divadlu</text:span>.</text:p>
        </text:list-item>
        <text:list-item>
          <text:p text:style-name="P15"><text:span text:style-name="T16">Květen 1858 vychází Almanach Máj</text:span><text:s/>– vystoupení mladé básnické generace, hlavní představitelé: Vítězslav Hálek, Jan Neruda a přizvali: K. J. Erbena, B. Němcovou, K. Sabinu, J. V. Friče, Adolfa Heyduka, Rudolfa Meyera, Karolínu Světlou, Sofii Podlipskou a redaktorem byl Josef Barák.</text:p>
        </text:list-item>
        <text:list-item>
          <text:p text:style-name="P17">Tito mladí básníci se přihlásili k <text:span text:style-name="T18">odkazu K. H. Máchy</text:span>, který měl největší odvahu bořit konvenční představy o povaze a funkci tzv. národního básnictví.</text:p>
        </text:list-item>
        <text:list-item>
          <text:p text:style-name="P19">Přejímají revoluční ideje, jsou jim blízcí básníci protispolečenského odboje, např. Byron, Heine atp.</text:p>
        </text:list-item>
        <text:list-item>
          <text:p text:style-name="P20">V díle přetrvávají romantické znaky, objevují se i tendence realistické.</text:p>
        </text:list-item>
        <text:list-item>
          <text:p text:style-name="P21">Almanach vyšel celkem 4x (1858,1859,1860,1862).</text:p>
        </text:list-item>
        <text:list-item>
          <text:p text:style-name="P22">Skupina májovců se rozpadne až po smrti V. Hálka a poté<text:s/>nastoupí generace ruchovců a lumírovců.</text:p>
        </text:list-item>
        <text:list-item>
          <text:p text:style-name="P23">2 proudy realismu:</text:p>
        </text:list-item>
      </text:list>
      <text:p text:style-name="P24"><text:span text:style-name="T25">1. napodobuje vnější svět do slovesného vyjádření</text:span>, Svatopluk Čech;<text:s/></text:p>
      <text:p text:style-name="P26"><text:span text:style-name="T27">2. vydobývá pro literaturu autonomii</text:span>, Karel Hynek Mácha, Otakar Březina.</text:p>
      <text:list text:style-name="LFO1" text:continue-numbering="true">
        <text:list-item>
          <text:p text:style-name="P28"><text:span text:style-name="T29">František Xaver Šalda</text:span><text:s/>– moderní autor, vybírá si<text:s/>romantické autory, literatura je podle něj<text:s/><text:span text:style-name="T30">přepodstatnění života<text:s/></text:span>(termín z náboženství – proměna hmoty v něco jiného).<text:s/></text:p>
        </text:list-item>
        <text:list-item>
          <text:p text:style-name="P31">Zvolil tento termín pro to, aby vysvětlit, jak se to má s autonomickou literaturou.<text:s/></text:p>
        </text:list-item>
        <text:list-item>
          <text:p text:style-name="P32">Jakési dvě podoby literatury: 1. se snaží věrně napodobovat vnější svět, 2. vytváří si autonomní svět.</text:p>
        </text:list-item>
        <text:list-item>
          <text:p text:style-name="P33">Kořeny tohoto uvažování jsou v antickém Řecku. Antičtí filozofové navazující na Sokrata se k uměleckým snahám staví různě (Platón, Sókrates, Aristoteles)</text:p>
          <text:soft-page-break/>
          <text:list text:continue-numbering="true">
            <text:list-item>
              <text:p text:style-name="P34"><text:span text:style-name="T35">Eidetické pojetí (Platón)</text:span><text:s/>– Literatura je jeden ze<text:s/>způsobů, jak si duše vzpomíná na své bytí nezatížené hmotou. Idealistické představy.</text:p>
            </text:list-item>
            <text:list-item>
              <text:p text:style-name="P36"><text:span text:style-name="T37">Mimetická koncepce</text:span><text:s/><text:span text:style-name="T38">(Aristotelés)<text:s/></text:span>– Literatura by měla být především mimezí – nápodobou světa. Realistická, materialistická vize.</text:p>
            </text:list-item>
          </text:list>
        </text:list-item>
        <text:list-item>
          <text:p text:style-name="P39"><text:span text:style-name="T40">Josef Jambor</text:span><text:span text:style-name="T41"><text:s/></text:span>– impresionista, vybírá si potřebu co nejvýstižnějšího zobrazení krajiny v určitém místě a čase, velmi detailní, tvoří od 20. – 60. let 20. stol.</text:p>
        </text:list-item>
        <text:list-item>
          <text:p text:style-name="P42">Ne každý romantik byl idealista a ne každý realista byl materialista.</text:p>
        </text:list-item>
        <text:list-item>
          <text:p text:style-name="P43">Nejen<text:s/><text:span text:style-name="T44">v mimetické koncepci</text:span><text:s/>vyrůstá povaha českého realismu.</text:p>
        </text:list-item>
        <text:list-item>
          <text:p text:style-name="P45">Tento<text:s/>stav vyžaduje<text:s/><text:span text:style-name="T46">určitý idealismus</text:span>, aby člověk vůbec mohl něco tvořit. Pokud by byli doboví autoři realisté, nic by nenapsali. Pro „češství“ to nebyla příznivá doba.</text:p>
        </text:list-item>
        <text:list-item>
          <text:p text:style-name="P47">Ve světě: Ch. Dickens, V. Hugo, Gogol (Rusko mnohem zaostalejší než my, ale i přes to měli velkého realistu), Puškin, Chopin (Polsko na tom bylo politicky ještě hůře, i<text:s/><text:span text:style-name="T48">přesto měli velké realistické autory</text:span>), Havlíček (Obrazy z Rus, překladatel ruských autorů).</text:p>
        </text:list-item>
        <text:list-item>
          <text:p text:style-name="P49">Český realismus není prost jistých romantických rysů. Možná právě proto vede k <text:span text:style-name="T50">rozštěpen</text:span><text:span text:style-name="T51">í na 2 tendence:</text:span></text:p>
          <text:list text:continue-numbering="true">
            <text:list-item>
              <text:p text:style-name="P52"><text:span text:style-name="T53">Kosmopolitní</text:span><text:span text:style-name="T54"><text:s/></text:span>– poměřování umělecké tvorby s kvalitními díly literatury světové, aby se česká literatura snažila napodobovat světovou, vnímala její existenci, brala si z ní vzory; např.<text:s/><text:span text:style-name="T55">generace májovců</text:span><text:s/>(Gogol – vzor V. Hálka, V. Hugo – vzor Nerudy, sociální akcent) -&gt; nedostižný vzor pro českou literaturu</text:p>
            </text:list-item>
            <text:list-item>
              <text:p text:style-name="P56"><text:span text:style-name="T57">Ideální realismus</text:span><text:s/>– „národní“, Česká literatura by měla zobrazovat domácí témata, se zřetelem k ideálům. Mělo by to vést k idealizaci, tzn. nezobrazovat život takový jaký je, ale jaký by měl být (mravy, nečeské charaktery apod.);<text:s/><text:span text:style-name="T58">Jakub Malý</text:span><text:s/>– novinář, literární kritik, oponent K. H. Borovského, vyčítal mu kritiku české společnosti, kritika Nerudy, Hálka, neměli by zobrazovat pokřivené charaktery, nečisté instituce, vyhledávat co je kladné,<text:s/>co by se mělo vyzdvihnout, orientace na idealizaci národa</text:p>
            </text:list-item>
          </text:list>
        </text:list-item>
        <text:list-item>
          <text:p text:style-name="P59">Terčem<text:span text:style-name="T60"><text:s/>kritiky</text:span><text:s/>se stal<text:s/><text:span text:style-name="T61">Jaroslav Vrchlický</text:span><text:s/>– napodoboval témata, nadmíru plodný, napodoboval formu, nepůvodnost, neosobitost, mnozí z nich z něj alespoň v počátku vycházeli.</text:p>
        </text:list-item>
      </text:list>
      <text:p text:style-name="P62"/>
      <text:h text:style-name="P63" text:outline-level="2">Jan Neruda</text:h>
      <text:list text:style-name="LFO2" text:continue-numbering="true">
        <text:list-item>
          <text:p text:style-name="P64">*1834 Praha,<text:s/>1891 Praha</text:p>
        </text:list-item>
      </text:list>
      <text:list text:style-name="LFO3" text:continue-numbering="true">
        <text:list-item>
          <text:p text:style-name="P65">Mezi májovci má největší význam, a to jak v poezii, tak v próze. Zvláště básnická tvorba byla oceněna až po jeho smrti.</text:p>
        </text:list-item>
        <text:list-item>
          <text:p text:style-name="P66">Je průkopníkem<text:s/><text:span text:style-name="T67">kritického realismu</text:span><text:s/>u nás.</text:p>
        </text:list-item>
        <text:list-item>
          <text:p text:style-name="P68">Velmi aktivně se snažil působit<text:s/><text:span text:style-name="T69">na dění v české společnosti</text:span>.</text:p>
        </text:list-item>
        <text:list-item>
          <text:p text:style-name="P70">Narodil se na Malé Straně, kde i vyrůstal v poměrně nuzných poměrech.</text:p>
        </text:list-item>
        <text:list-item>
          <text:p text:style-name="P71">Studoval na německém malostranském gymnáziu a 1850 přešel na české akademické gymnázium, kde setkal s mnoha spolužáky, kteří ho ovlivnili (V. Hálek, F. V. Jeřábek atd.) a byl zde ředitelem divadelník Klicpera.</text:p>
        </text:list-item>
        <text:list-item>
          <text:p text:style-name="P72">Po neúspěšných studiích práva <text:s/>filozofie nastoupil jako novinář do zaměstnání. Působil např. v týdeníku Čas, deníku Hlas a r. 1865 se stal členem redakce Národních listů.</text:p>
        </text:list-item>
        <text:list-item>
          <text:p text:style-name="P73">Také<text:s/><text:span text:style-name="T74">redigoval nebo založil mnoho časopisů</text:span><text:s/>– Obrazy Života, Květy, Lumír a<text:s/>podstatný byl i jeho podíl na almanachu Máj.</text:p>
        </text:list-item>
        <text:list-item>
          <text:p text:style-name="P75">S Prahou byl spjat životem i tvorbou. Avšak také dost cestoval (Francie, Německo, Balkán,..).</text:p>
        </text:list-item>
        <text:list-item>
          <text:p text:style-name="P76">Jeho tvorbu<text:s/><text:span text:style-name="T77">ovlivnil i milostný život</text:span><text:s/>– nejprve dlouholetý vztah k Anně Holinové, přátelství s Karolínou Světlou, nenaplněná láska k Tereze Macháčkové (zemřela) a pozdní vzplanutí k Aničce Tiché, které potlačil. Měl i velmi silný vztah k matce.</text:p>
        </text:list-item>
        <text:list-item>
          <text:p text:style-name="P78">Poslední éta jeho života byla poznamenána těžkou chorobou, ale i tak byl velmi produktivním autorem a nadále se zajímal o společenské dění.</text:p>
        </text:list-item>
        <text:list-item>
          <text:p text:style-name="P79">Solidaritu s bojem za sociální spravedlnost vyjádřil v proslulém<text:s/><text:span text:style-name="T80">fejetonu 1. máj 1890</text:span>.</text:p>
        </text:list-item>
        <text:list-item>
          <text:p text:style-name="P81">Zemřel v Praze 1891.</text:p>
        </text:list-item>
        <text:list-item>
          <text:p text:style-name="P82">Dílo:<text:s/><text:span text:style-name="T83">Hřbitovní kvítí, Knihy veršů, Písně Kosmické, Balady a romance, Prosté motivy, Zpěvy páteční, Arabesky, Různí lidé, Studie krátké<text:s/></text:span><text:span text:style-name="T84">a kratší, Žerty, hravé i dravé, Menší cesty, Obrazy z ciziny, Povídky malostranské atd.</text:span></text:p>
        </text:list-item>
      </text:list>
      <text:h text:style-name="Nadpis2" text:outline-level="2">Hřbitovní kvítí</text:h>
      <text:list text:style-name="LFO4" text:continue-numbering="true">
        <text:list-item>
          <text:p text:style-name="P85">Vydána 1857 (prvotina), básnická sbírka.</text:p>
        </text:list-item>
        <text:list-item>
          <text:p text:style-name="P86">Nese stopy částečné<text:s/><text:span text:style-name="T87">závislosti na některých tehdejších literárních vzorech<text:s/></text:span>(např. poezie Heinricha Heina), ale<text:s/>i přesto se v ní už zřetelně projevil básníkův osobitý talent.</text:p>
        </text:list-item>
        <text:list-item>
          <text:p text:style-name="P88">Je odrazem Nerudova vztahu k soudobé realitě, především společenské.</text:p>
        </text:list-item>
        <text:list-item>
          <text:p text:style-name="P89">Éra bachovského absolutismu přinášela útlak nejen národnostní, ale i zvýšenou diskriminaci sociálně slabých vrstev.</text:p>
        </text:list-item>
        <text:list-item>
          <text:p text:style-name="P90">V soudobé společnosti Neruda nevidí síly, které by byly schopny zvrátit současný stav a ukázat nadějné zítřky.</text:p>
        </text:list-item>
        <text:list-item>
          <text:p text:style-name="P91">Tento pesimismus je vyjádřen<text:s/><text:span text:style-name="T92">symbolikou hřbitova</text:span>, jediného místa, kde lidská bolest a utrpení dojdou klidu a míru.</text:p>
        </text:list-item>
        <text:list-item>
          <text:p text:style-name="P93">Ale i přesto není sbírka jen odrazem autorovy beznaděje.</text:p>
        </text:list-item>
        <text:list-item>
          <text:p text:style-name="P94">Básník ukazuje na sociální křivdy, které se na lidech dopouští vládnoucí společnost, odhaluje sobectví a falešnou morálku měšťanstva a s útočnou ironií zaměřuje některé verše proti těmto nezdravým symptomům společnosti.</text:p>
        </text:list-item>
        <text:list-item>
          <text:p text:style-name="P95">Sbírka narazila na nepochopení největší části kritiky a veřejnosti. Byla mu vytýkána přílišná skepse, nedostatek kladného přístupu k realitě, přílišná drsnost výrazu a také podléhání vzoru Heinricha Heina.</text:p>
        </text:list-item>
        <text:list-item>
          <text:p text:style-name="P96">Ale následující generace už se na dílo dívala jinak (Antal<text:s/>Stašek, Jaroslav Vrchlický).</text:p>
        </text:list-item>
      </text:list>
      <text:h text:style-name="P97" text:outline-level="2">Vítězslav Hálek</text:h>
      <text:list text:style-name="LFO7" text:continue-numbering="true">
        <text:list-item>
          <text:p text:style-name="P98"><text:span text:style-name="T99">Vítězslav Hálek se narodil 5. dubna 1835 v Dolínku a zemřel 8. října 1874 v Praze</text:span></text:p>
        </text:list-item>
        <text:list-item>
          <text:p text:style-name="P100"><text:span text:style-name="T101">O</text:span><text:span text:style-name="T102">tec byl hostinským a chtěl, aby se syn stal knězem, Hálek ale přestoupil z kněžského semináře na Gymnázium a poté studoval filosofii</text:span><text:span text:style-name="T103">.</text:span></text:p>
        </text:list-item>
        <text:list-item>
          <text:p text:style-name="P104"><text:span text:style-name="T105">R</text:span><text:span text:style-name="T106">odiče jej proto přestali podporovat, a proto učil a psal, mnoho nejlepších děl autorů v historii vzniklo podobným způsobem – z nutnosti zajistit si obživu</text:span><text:span text:style-name="T107">.</text:span></text:p>
        </text:list-item>
        <text:list-item>
          <text:p text:style-name="P108"><text:span text:style-name="T109">P</text:span><text:span text:style-name="T110">ozději Hálek pracoval jako redaktor Národních listů, s Nerudou redigoval časopis Lumír a Květy</text:span><text:span text:style-name="T111">.</text:span></text:p>
        </text:list-item>
        <text:list-item>
          <text:p text:style-name="P112"><text:span text:style-name="T113">B</text:span><text:span text:style-name="T114">ásně otiskoval v almanachu Máj</text:span><text:span text:style-name="T115">.</text:span></text:p>
        </text:list-item>
        <text:list-item>
          <text:p text:style-name="P116"><text:span text:style-name="T117">P</text:span><text:span text:style-name="T118">racoval nejen jako novinář, ale i jako kritik, psal fejetony, bás</text:span><text:span text:style-name="T119">ně, povídky a byl činný v kultur</text:span><text:span text:style-name="T120">ním a společenském životě pro společnost Umělecká Beseda</text:span><text:span text:style-name="T121">.</text:span><text:span text:style-name="T122"><text:s/></text:span></text:p>
        </text:list-item>
        <text:list-item>
          <text:p text:style-name="P123"><text:span text:style-name="T124">B</text:span><text:span text:style-name="T125">yl ženatý s dcerou pražského advokáta Dorotou Horáčkovou</text:span><text:span text:style-name="T126">.</text:span></text:p>
        </text:list-item>
        <text:list-item>
          <text:p text:style-name="P127"><text:span text:style-name="T128">Vítězslav Hálek zemřel na zánět pohrudnice v pouhých 39 letech</text:span><text:span text:style-name="T129">.</text:span></text:p>
        </text:list-item>
      </text:list>
      <text:h text:style-name="P130" text:outline-level="3">Dílo</text:h>
      <text:list text:style-name="LFO8" text:continue-numbering="true">
        <text:list-item>
          <text:p text:style-name="P131"><text:span text:style-name="T132">Hálek je spolu s Nerudou zakladatelem nové básnické školy</text:span></text:p>
        </text:list-item>
        <text:list-item>
          <text:p text:style-name="P133"><text:span text:style-name="T134">patřil k tzv. májovcům</text:span></text:p>
        </text:list-item>
        <text:list-item>
          <text:p text:style-name="P135"><text:span text:style-name="T136">sbírka Večerní písně je protkaná lyrikou a eposem</text:span></text:p>
        </text:list-item>
        <text:list-item>
          <text:p text:style-name="P137"><text:span text:style-name="T138">autor popisuje přírodu a lásku, většinou vztah mladých lidí nebo touhu po lásce a romantice</text:span></text:p>
        </text:list-item>
        <text:list-item>
          <text:p text:style-name="P139"><text:span text:style-name="T140">důležitou roli hraje příroda, kterou ztvárňuje velmi romanticky a oslavně</text:span></text:p>
        </text:list-item>
        <text:list-item>
          <text:p text:style-name="P141"><text:span text:style-name="T142">básně jsou melodické, zpěvné a dobře se recitují, jsou psány jako vyznání lásky, mají dojímat, okouzlovat, pohladit, což se autorovi většinou daří</text:span></text:p>
        </text:list-item>
      </text:list>
      <text:h text:style-name="P143" text:outline-level="3">Děj</text:h>
      <text:list text:style-name="LFO9" text:continue-numbering="true">
        <text:list-item>
          <text:p text:style-name="P144"><text:span text:style-name="T145">Ta</text:span><text:span text:style-name="T146">to sbírka vyšla poprvé roku 1858 a sám autor ji sestavil z milostných vyznání, které psal pro svoji manželku</text:span><text:span text:style-name="T147"><text:s/>Dorotku Horáčkovou.</text:span></text:p>
        </text:list-item>
        <text:list-item>
          <text:p text:style-name="P148"><text:span text:style-name="T149">Večerní písně byly protikladem k autorově tragické prvotině Alfred (která mimochodem nedosáhla ani zdaleka takového úspěchu<text:s/></text:span><text:span text:style-name="T150">a ohlasu jako Večerní písně).</text:span></text:p>
        </text:list-item>
        <text:list-item>
          <text:p text:style-name="P151"><text:span text:style-name="T152">B</text:span><text:span text:style-name="T153">ásně vznikly v době, kdy se Bachova krutovláda v českých zemích chýlila ke konci a dusná atmosféra a tvrdé pom</text:span><text:span text:style-name="T154">ěry se alespoň trochu uvolnily.</text:span></text:p>
        </text:list-item>
        <text:list-item>
          <text:p text:style-name="P155"><text:span text:style-name="T156">Hálek hledal svou inspiraci především ve verších Heinricha Heina, za což se mu dostalo pouze poch</text:span><text:span text:style-name="T157">ybovačného pokárání od kritiky.</text:span></text:p>
        </text:list-item>
        <text:list-item>
          <text:p text:style-name="P158"><text:span text:style-name="T159">Hned po vydání sbírky se začalo ostře diskutovat o původnosti díla, a především kritik Machar vytýkal Hálkovi neoriginalitu. Machar soudil, že Večerní písně jsou "ochočenou poezií Heinovou zbavenou příchuti ironie", což podle něj z Hálkových veršů<text:s/></text:span><text:span text:style-name="T160">dělalo velmi průměrné básničky.</text:span></text:p>
        </text:list-item>
        <text:list-item>
          <text:p text:style-name="P161"><text:span text:style-name="T162">Širší vrstvy obyvatel ale sbírku přijaly velmi vlídně, především proto, že oproti uznávané poezii své doby byly verše radostné, lehce srozumitelné, jásavé a plné příjemných obrazů, což bylo přesně to, co utlačovaný národ potřeboval-povzbuzení.</text:span></text:p>
        </text:list-item>
        <text:list-item>
          <text:p text:style-name="P163">Večerní písně se skládají ze 65 básní s převážně milostnou tématikou, které nemají názvy, ale jsou označeny pouze čísly. Jako časté motivy se objevuje například jaro, květiny, probouzející se příroda, rodina atd. Hálek opěvuje lásku a přírodu jako dvě největší hodnoty jeho světa a zdůrazňuje, že je mnohem lepší zemřít než žít život bez lásky.</text:p>
        </text:list-item>
      </text:list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isova, Jana</meta:initial-creator>
    <dc:creator>Jisova, Jana</dc:creator>
    <meta:creation-date>2016-12-18T15:27:00Z</meta:creation-date>
    <dc:date>2016-12-18T20:56:00Z</dc:date>
    <meta:template xlink:href="Normal" xlink:type="simple"/>
    <meta:editing-cycles>7</meta:editing-cycles>
    <meta:editing-duration>PT4860S</meta:editing-duration>
    <meta:document-statistic meta:page-count="4" meta:paragraph-count="20" meta:word-count="1453" meta:character-count="10007" meta:row-count="71" meta:non-whitespace-character-count="8574"/>
  </office:meta>
</office:document-meta>
</file>